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788" officeooo:paragraph-rsid="001887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 create a env variable in python:</text:p>
      <text:p text:style-name="P1"><text:tab/>python -m env env-name</text:p>
      <text:p text:style-name="P1">2. How to enable env:</text:p>
      <text:p text:style-name="P1"><text:tab/>source venv/bin/activat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20:07:11.499724828</meta:creation-date>
    <meta:generator>LibreOffice/24.2.7.2$Linux_X86_64 LibreOffice_project/420$Build-2</meta:generator>
    <dc:date>2025-06-23T22:43:16.584081057</dc:date>
    <meta:editing-duration>PT2H19M57S</meta:editing-duration>
    <meta:editing-cycles>1</meta:editing-cycles>
    <meta:document-statistic meta:table-count="0" meta:image-count="0" meta:object-count="0" meta:page-count="1" meta:paragraph-count="4" meta:word-count="19" meta:character-count="107" meta:non-whitespace-character-count="90"/>
  </office:meta>
</office:document-meta>
</file>